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1cm" svg:height="8cm" svg:x="6.739cm" svg:y="0cm">
            <draw:object draw:notify-on-update-of-ranges="Sheet.A2:Sheet.A7 Sheet.A1:Sheet.A1 Sheet.B2:Sheet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cm" svg:height="8cm" svg:x="17.866cm" svg:y="0cm">
            <draw:object draw:notify-on-update-of-ranges="Sheet.A10:Sheet.A15 Sheet.A9:Sheet.A9 Sheet.B10:Sheet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cm" svg:height="8cm" svg:x="28.846cm" svg:y="0cm">
            <draw:object draw:notify-on-update-of-ranges="Sheet.A18:Sheet.A23 Sheet.A17:Sheet.A17 Sheet.B18:Sheet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A1:A65535&quot;))" office:value-type="float" office:value="1528.0303030303" calcext:value-type="float">
            <text:p>1 52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B1:B65535&quot;))" office:value-type="float" office:value="2270.9696969697" calcext:value-type="float">
            <text:p>2 27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M1:M65535&quot;))" office:value-type="float" office:value="3194.45454545455" calcext:value-type="float">
            <text:p>3 19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P1:P65535&quot;))" office:value-type="float" office:value="17724" calcext:value-type="float">
            <text:p>17 72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C1:C65535&quot;))" office:value-type="float" office:value="17754.0606060606" calcext:value-type="float">
            <text:p>17 75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D1:D65535&quot;))" office:value-type="float" office:value="10449.7272727273" calcext:value-type="float">
            <text:p>10 45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E1:E65535&quot;))" office:value-type="float" office:value="1332.72727272727" calcext:value-type="float">
            <text:p>1 333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F1:F65535&quot;))" office:value-type="float" office:value="2359.39393939394" calcext:value-type="float">
            <text:p>2 359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N1:N65535&quot;))" office:value-type="float" office:value="3461.0303030303" calcext:value-type="float">
            <text:p>3 46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Q1:Q65535&quot;))" office:value-type="float" office:value="10294.0303030303" calcext:value-type="float">
            <text:p>10 29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G1:G65535&quot;))" office:value-type="float" office:value="8043.81818181818" calcext:value-type="float">
            <text:p>8 04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H1:H65535&quot;))" office:value-type="float" office:value="10742.4848484848" calcext:value-type="float">
            <text:p>10 742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I1:I65535&quot;))" office:value-type="float" office:value="32" calcext:value-type="float">
            <text:p>32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J1:J65535&quot;))"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O1:O65535&quot;))" office:value-type="float" office:value="124" calcext:value-type="float">
            <text:p>12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R1:R65535&quot;))" office:value-type="float" office:value="320" calcext:value-type="float">
            <text:p>32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33" calcext:value-type="float">
            <text:p>33</text:p>
          </table:table-cell>
          <table:table-cell table:number-columns-repeated="13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1" number:grouping="true" number:display-factor="1000"/>
      <number:text>ms</number:text>
    </number:number-style>
    <number:number-style style:name="N109">
      <number:number number:decimal-places="0" number:min-decimal-places="0" number:min-integer-digits="0" number:grouping="true"/>
      <number:text>ms</number:text>
    </number:number-style>
    <number:number-style style:name="N110">
      <number:number number:decimal-places="0" number:min-decimal-places="0" number:min-integer-digits="0" number:grouping="true" number:display-factor="1000"/>
      <number:text>ms</number:text>
    </number:number-style>
    <number:number-style style:name="N111">
      <number:number number:decimal-places="0" number:min-decimal-places="0" number:min-integer-digits="0" number:grouping="true"/>
      <number:text> ms</number:text>
    </number:number-style>
    <number:number-style style:name="N112">
      <number:number number:decimal-places="0" number:min-decimal-places="0" number:min-integer-digits="1" number:grouping="true"/>
      <number:text> ms</number:text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18:39:01.090000000</dc:date>
    <meta:editing-duration>PT1H45M55S</meta:editing-duration>
    <meta:editing-cycles>34</meta:editing-cycles>
    <meta:generator>LibreOffice/7.4.5.1$Windows_X86_64 LibreOffice_project/9c0871452b3918c1019dde9bfac75448afc4b57f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4.332cm" svg:y="0.296cm" chart:style-name="ch2">
          <text:p>yarn install</text:p>
        </chart:title>
        <chart:plot-area chart:style-name="ch3" table:cell-range-address="Sheet.A1:Sheet.A7 Sheet.B2:Sheet.B7" chart:data-source-has-labels="both" svg:x="0.22cm" svg:y="1.235cm" svg:width="10.561cm" svg:height="6.606cm">
          <chart:coordinate-region svg:x="2.085cm" svg:y="1.434cm" svg:width="8.696cm" svg:height="5.76cm"/>
          <chart:axis chart:dimension="x" chart:name="primary-x" chart:style-name="ch4" chartooo:axis-type="auto">
            <chartooo:date-scale/>
            <chart:categories table:cell-range-address="Sheet.A2:Sheet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2:Sheet.B7" chart:label-cell-address="Sheet.A1:Sheet.A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install</text:p>
                <draw:g>
                  <svg:desc>Sheet.A1:Shee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2:Sheet.A7</svg:desc>
                </draw:g>
              </table:table-cell>
              <table:table-cell office:value-type="float" office:value="1528.0303030303">
                <text:p>1528.0303030303</text:p>
                <draw:g>
                  <svg:desc>Sheet.B2:Sheet.B7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270.9696969697">
                <text:p>2270.9696969697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194.45454545455">
                <text:p>3194.45454545455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17754.0606060606">
                <text:p>17754.0606060606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449.7272727273">
                <text:p>10449.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0" number:min-decimal-places="0" number:min-integer-digits="1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4.451cm" svg:y="0.296cm" chart:style-name="ch2">
          <text:p>yarn build</text:p>
        </chart:title>
        <chart:plot-area chart:style-name="ch3" table:cell-range-address="Sheet.A9:Sheet.A15 Sheet.B10:Sheet.B15" chart:data-source-has-labels="both" svg:x="0.22cm" svg:y="1.235cm" svg:width="10.561cm" svg:height="6.606cm">
          <chart:coordinate-region svg:x="2.085cm" svg:y="1.434cm" svg:width="8.696cm" svg:height="5.76cm"/>
          <chart:axis chart:dimension="x" chart:name="primary-x" chart:style-name="ch4" chartooo:axis-type="auto">
            <chartooo:date-scale/>
            <chart:categories table:cell-range-address="Sheet.A10:Sheet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0:Sheet.B15" chart:label-cell-address="Sheet.A9:Sheet.A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build</text:p>
                <draw:g>
                  <svg:desc>Sheet.A9:She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0:Sheet.A15</svg:desc>
                </draw:g>
              </table:table-cell>
              <table:table-cell office:value-type="float" office:value="1332.72727272727">
                <text:p>1332.72727272727</text:p>
                <draw:g>
                  <svg:desc>Sheet.B10:Sheet.B15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359.39393939394">
                <text:p>2359.39393939394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461.0303030303">
                <text:p>3461.0303030303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0294.0303030303">
                <text:p>10294.0303030303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8043.81818181818">
                <text:p>8043.81818181818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742.4848484848">
                <text:p>10742.4848484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3.935cm" svg:y="0.296cm" chart:style-name="ch2">
          <text:p>Final build size</text:p>
        </chart:title>
        <chart:plot-area chart:style-name="ch3" table:cell-range-address="Sheet.A17:Sheet.A23 Sheet.B18:Sheet.B23" chart:data-source-has-labels="both" svg:x="0.22cm" svg:y="1.235cm" svg:width="10.561cm" svg:height="6.606cm">
          <chart:coordinate-region svg:x="1.609cm" svg:y="1.434cm" svg:width="9.172cm" svg:height="5.76cm"/>
          <chart:axis chart:dimension="x" chart:name="primary-x" chart:style-name="ch4" chartooo:axis-type="auto">
            <chartooo:date-scale/>
            <chart:categories table:cell-range-address="Sheet.A18:Sheet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8:Sheet.B23" chart:label-cell-address="Sheet.A17:Sheet.A1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 size</text:p>
                <draw:g>
                  <svg:desc>Sheet.A17:Sheet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8:Sheet.A23</svg:desc>
                </draw:g>
              </table:table-cell>
              <table:table-cell office:value-type="float" office:value="32">
                <text:p>32</text:p>
                <draw:g>
                  <svg:desc>Sheet.B18:Sheet.B2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